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37.66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40.57mm"/>
    </style:style>
    <style:style style:name="co10" style:family="table-column">
      <style:table-column-properties fo:break-before="auto" style:column-width="41.66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30.5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31.31mm"/>
    </style:style>
    <style:style style:name="co16" style:family="table-column">
      <style:table-column-properties fo:break-before="auto" style:column-width="34.03mm"/>
    </style:style>
    <style:style style:name="co17" style:family="table-column">
      <style:table-column-properties fo:break-before="auto" style:column-width="26.41mm"/>
    </style:style>
    <style:style style:name="co18" style:family="table-column">
      <style:table-column-properties fo:break-before="auto" style:column-width="24.77mm"/>
    </style:style>
    <style:style style:name="co19" style:family="table-column">
      <style:table-column-properties fo:break-before="auto" style:column-width="29.4mm"/>
    </style:style>
    <style:style style:name="co20" style:family="table-column">
      <style:table-column-properties fo:break-before="auto" style:column-width="27.76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4" table:default-cell-style-name="ce1"/>
        <table:table-row table:style-name="ro1"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Linear extension (gray)</text:p>
          </table:table-cell>
          <table:table-cell office:value-type="string" calcext:value-type="string">
            <text:p>Linear extension (Color)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Random color</text:p>
          </table:table-cell>
          <table:table-cell office:value-type="string" calcext:value-type="string">
            <text:p>Selected Color – 10 R</text:p>
          </table:table-cell>
          <table:table-cell office:value-type="string" calcext:value-type="string">
            <text:p>Selected Color + 10 R</text:p>
          </table:table-cell>
          <table:table-cell office:value-type="string" calcext:value-type="string">
            <text:p>Selected Color – 10 L</text:p>
          </table:table-cell>
          <table:table-cell office:value-type="string" calcext:value-type="string">
            <text:p>Selected Color + 10 L</text:p>
          </table:table-cell>
          <table:table-cell office:value-type="string" calcext:value-type="string">
            <text:p>Brightness + 1</text:p>
          </table:table-cell>
          <table:table-cell office:value-type="string" calcext:value-type="string">
            <text:p>Brightness – 1</text:p>
          </table:table-cell>
          <table:table-cell office:value-type="string" calcext:value-type="string">
            <text:p>Saturation + 1</text:p>
          </table:table-cell>
          <table:table-cell office:value-type="string" calcext:value-type="string">
            <text:p>Saturation – 1</text:p>
          </table:table-cell>
          <table:table-cell office:value-type="string" calcext:value-type="string">
            <text:p>Egalisation (Gray)</text:p>
          </table:table-cell>
          <table:table-cell office:value-type="string" calcext:value-type="string">
            <text:p>Egalisation (Color)</text:p>
          </table:table-cell>
          <table:table-cell office:value-type="string" calcext:value-type="string">
            <text:p>Average 3*3</text:p>
          </table:table-cell>
          <table:table-cell office:value-type="string" calcext:value-type="string">
            <text:p>Average 7*7</text:p>
          </table:table-cell>
          <table:table-cell office:value-type="string" calcext:value-type="string">
            <text:p>Average 15*15</text:p>
          </table:table-cell>
          <table:table-cell office:value-type="string" calcext:value-type="string">
            <text:p>Gaussien 5*5</text:p>
          </table:table-cell>
          <table:table-cell office:value-type="string" calcext:value-type="string">
            <text:p>Prewitt H</text:p>
          </table:table-cell>
          <table:table-cell office:value-type="string" calcext:value-type="string">
            <text:p>Prewitt V</text:p>
          </table:table-cell>
          <table:table-cell office:value-type="string" calcext:value-type="string">
            <text:p>Prewitt</text:p>
          </table:table-cell>
          <table:table-cell office:value-type="string" calcext:value-type="string">
            <text:p>Sobel H</text:p>
          </table:table-cell>
          <table:table-cell office:value-type="string" calcext:value-type="string">
            <text:p>Sobel V</text:p>
          </table:table-cell>
          <table:table-cell office:value-type="string" calcext:value-type="string">
            <text:p>Sobel</text:p>
          </table:table-cell>
          <table:table-cell office:value-type="string" calcext:value-type="string">
            <text:p>Laplacien 4</text:p>
          </table:table-cell>
          <table:table-cell office:value-type="string" calcext:value-type="string">
            <text:p>Laplacien 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color</text:p>
          </table:table-cell>
          <table:table-cell office:value-type="float" office:value="137074" calcext:value-type="float">
            <text:p>137074</text:p>
          </table:table-cell>
          <table:table-cell office:value-type="float" office:value="96935" calcext:value-type="float">
            <text:p>96935</text:p>
          </table:table-cell>
          <table:table-cell office:value-type="float" office:value="145012" calcext:value-type="float">
            <text:p>145012</text:p>
          </table:table-cell>
          <table:table-cell office:value-type="float" office:value="72136" calcext:value-type="float">
            <text:p>72136</text:p>
          </table:table-cell>
          <table:table-cell office:value-type="float" office:value="754872" calcext:value-type="float">
            <text:p>754872</text:p>
          </table:table-cell>
          <table:table-cell office:value-type="float" office:value="738497" calcext:value-type="float">
            <text:p>738497</text:p>
          </table:table-cell>
          <table:table-cell office:value-type="float" office:value="744703" calcext:value-type="float">
            <text:p>744703</text:p>
          </table:table-cell>
          <table:table-cell office:value-type="float" office:value="714794" calcext:value-type="float">
            <text:p>714794</text:p>
          </table:table-cell>
          <table:table-cell office:value-type="float" office:value="746670" calcext:value-type="float">
            <text:p>746670</text:p>
          </table:table-cell>
          <table:table-cell office:value-type="float" office:value="755021" calcext:value-type="float">
            <text:p>755021</text:p>
          </table:table-cell>
          <table:table-cell office:value-type="float" office:value="749832" calcext:value-type="float">
            <text:p>749832</text:p>
          </table:table-cell>
          <table:table-cell office:value-type="float" office:value="758694" calcext:value-type="float">
            <text:p>758694</text:p>
          </table:table-cell>
          <table:table-cell office:value-type="float" office:value="710899" calcext:value-type="float">
            <text:p>710899</text:p>
          </table:table-cell>
          <table:table-cell office:value-type="float" office:value="270230" calcext:value-type="float">
            <text:p>270230</text:p>
          </table:table-cell>
          <table:table-cell office:value-type="float" office:value="160739" calcext:value-type="float">
            <text:p>160739</text:p>
          </table:table-cell>
          <table:table-cell office:value-type="float" office:value="1266906" calcext:value-type="float">
            <text:p>1266906</text:p>
          </table:table-cell>
          <table:table-cell office:value-type="float" office:value="3807841" calcext:value-type="float">
            <text:p>3807841</text:p>
          </table:table-cell>
          <table:table-cell office:value-type="float" office:value="16017509" calcext:value-type="float">
            <text:p>16017509</text:p>
          </table:table-cell>
          <table:table-cell office:value-type="float" office:value="2988799" calcext:value-type="float">
            <text:p>2988799</text:p>
          </table:table-cell>
          <table:table-cell office:value-type="float" office:value="1203671" calcext:value-type="float">
            <text:p>1203671</text:p>
          </table:table-cell>
          <table:table-cell office:value-type="float" office:value="889837" calcext:value-type="float">
            <text:p>889837</text:p>
          </table:table-cell>
          <table:table-cell office:value-type="float" office:value="1752603" calcext:value-type="float">
            <text:p>1752603</text:p>
          </table:table-cell>
          <table:table-cell office:value-type="float" office:value="872877" calcext:value-type="float">
            <text:p>872877</text:p>
          </table:table-cell>
          <table:table-cell office:value-type="float" office:value="874104" calcext:value-type="float">
            <text:p>874104</text:p>
          </table:table-cell>
          <table:table-cell office:value-type="float" office:value="1730116" calcext:value-type="float">
            <text:p>1730116</text:p>
          </table:table-cell>
          <table:table-cell office:value-type="float" office:value="881344" calcext:value-type="float">
            <text:p>881344</text:p>
          </table:table-cell>
          <table:table-cell office:value-type="float" office:value="859444" calcext:value-type="float">
            <text:p>8594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655171" calcext:value-type="float">
            <text:p>655171</text:p>
          </table:table-cell>
          <table:table-cell office:value-type="float" office:value="748597" calcext:value-type="float">
            <text:p>748597</text:p>
          </table:table-cell>
          <table:table-cell office:value-type="float" office:value="561235" calcext:value-type="float">
            <text:p>561235</text:p>
          </table:table-cell>
          <table:table-cell office:value-type="float" office:value="379778" calcext:value-type="float">
            <text:p>379778</text:p>
          </table:table-cell>
          <table:table-cell office:value-type="float" office:value="5362410" calcext:value-type="float">
            <text:p>5362410</text:p>
          </table:table-cell>
          <table:table-cell office:value-type="float" office:value="5222368" calcext:value-type="float">
            <text:p>5222368</text:p>
          </table:table-cell>
          <table:table-cell office:value-type="float" office:value="5675636" calcext:value-type="float">
            <text:p>5675636</text:p>
          </table:table-cell>
          <table:table-cell office:value-type="float" office:value="5510806" calcext:value-type="float">
            <text:p>5510806</text:p>
          </table:table-cell>
          <table:table-cell office:value-type="float" office:value="5377165" calcext:value-type="float">
            <text:p>5377165</text:p>
          </table:table-cell>
          <table:table-cell office:value-type="float" office:value="5502287" calcext:value-type="float">
            <text:p>5502287</text:p>
          </table:table-cell>
          <table:table-cell office:value-type="float" office:value="5211125" calcext:value-type="float">
            <text:p>5211125</text:p>
          </table:table-cell>
          <table:table-cell office:value-type="float" office:value="5515344" calcext:value-type="float">
            <text:p>5515344</text:p>
          </table:table-cell>
          <table:table-cell office:value-type="float" office:value="5315295" calcext:value-type="float">
            <text:p>5315295</text:p>
          </table:table-cell>
          <table:table-cell office:value-type="float" office:value="1021697" calcext:value-type="float">
            <text:p>1021697</text:p>
          </table:table-cell>
          <table:table-cell office:value-type="float" office:value="1763489" calcext:value-type="float">
            <text:p>1763489</text:p>
          </table:table-cell>
          <table:table-cell office:value-type="float" office:value="6150486" calcext:value-type="float">
            <text:p>6150486</text:p>
          </table:table-cell>
          <table:table-cell office:value-type="float" office:value="27989316" calcext:value-type="float">
            <text:p>27989316</text:p>
          </table:table-cell>
          <table:table-cell office:value-type="string" calcext:value-type="string">
            <text:p>&gt; 1 min</text:p>
          </table:table-cell>
          <table:table-cell office:value-type="float" office:value="20197782" calcext:value-type="float">
            <text:p>20197782</text:p>
          </table:table-cell>
          <table:table-cell office:value-type="float" office:value="6292324" calcext:value-type="float">
            <text:p>6292324</text:p>
          </table:table-cell>
          <table:table-cell office:value-type="float" office:value="6271317" calcext:value-type="float">
            <text:p>6271317</text:p>
          </table:table-cell>
          <table:table-cell office:value-type="float" office:value="12290650" calcext:value-type="float">
            <text:p>12290650</text:p>
          </table:table-cell>
          <table:table-cell office:value-type="float" office:value="6141323" calcext:value-type="float">
            <text:p>6141323</text:p>
          </table:table-cell>
          <table:table-cell office:value-type="float" office:value="6131670" calcext:value-type="float">
            <text:p>6131670</text:p>
          </table:table-cell>
          <table:table-cell office:value-type="float" office:value="12393357" calcext:value-type="float">
            <text:p>12393357</text:p>
          </table:table-cell>
          <table:table-cell office:value-type="float" office:value="6121870" calcext:value-type="float">
            <text:p>6121870</text:p>
          </table:table-cell>
          <table:table-cell office:value-type="float" office:value="6132395" calcext:value-type="float">
            <text:p>613239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nna</text:p>
          </table:table-cell>
          <table:table-cell office:value-type="float" office:value="75024" calcext:value-type="float">
            <text:p>75024</text:p>
          </table:table-cell>
          <table:table-cell office:value-type="float" office:value="121769" calcext:value-type="float">
            <text:p>121769</text:p>
          </table:table-cell>
          <table:table-cell office:value-type="string" calcext:value-type="string">
            <text:p>null</text:p>
          </table:table-cell>
          <table:table-cell office:value-type="float" office:value="84847" calcext:value-type="float">
            <text:p>84847</text:p>
          </table:table-cell>
          <table:table-cell office:value-type="float" office:value="755697" calcext:value-type="float">
            <text:p>755697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775903" calcext:value-type="float">
            <text:p>775903</text:p>
          </table:table-cell>
          <table:table-cell office:value-type="float" office:value="737299" calcext:value-type="float">
            <text:p>737299</text:p>
          </table:table-cell>
          <table:table-cell office:value-type="float" office:value="790574" calcext:value-type="float">
            <text:p>790574</text:p>
          </table:table-cell>
          <table:table-cell office:value-type="float" office:value="726349" calcext:value-type="float">
            <text:p>726349</text:p>
          </table:table-cell>
          <table:table-cell office:value-type="float" office:value="288203" calcext:value-type="float">
            <text:p>288203</text:p>
          </table:table-cell>
          <table:table-cell office:value-type="string" calcext:value-type="string">
            <text:p>null</text:p>
          </table:table-cell>
          <table:table-cell office:value-type="float" office:value="1316911" calcext:value-type="float">
            <text:p>1316911</text:p>
          </table:table-cell>
          <table:table-cell office:value-type="float" office:value="4098690" calcext:value-type="float">
            <text:p>4098690</text:p>
          </table:table-cell>
          <table:table-cell office:value-type="float" office:value="17516155" calcext:value-type="float">
            <text:p>17516155</text:p>
          </table:table-cell>
          <table:table-cell office:value-type="float" office:value="2227218" calcext:value-type="float">
            <text:p>2227218</text:p>
          </table:table-cell>
          <table:table-cell office:value-type="float" office:value="916858" calcext:value-type="float">
            <text:p>916858</text:p>
          </table:table-cell>
          <table:table-cell office:value-type="float" office:value="932132" calcext:value-type="float">
            <text:p>932132</text:p>
          </table:table-cell>
          <table:table-cell office:value-type="float" office:value="1857418" calcext:value-type="float">
            <text:p>1857418</text:p>
          </table:table-cell>
          <table:table-cell office:value-type="float" office:value="875730" calcext:value-type="float">
            <text:p>875730</text:p>
          </table:table-cell>
          <table:table-cell office:value-type="float" office:value="949709" calcext:value-type="float">
            <text:p>949709</text:p>
          </table:table-cell>
          <table:table-cell office:value-type="float" office:value="1855651" calcext:value-type="float">
            <text:p>1855651</text:p>
          </table:table-cell>
          <table:table-cell office:value-type="float" office:value="927105" calcext:value-type="float">
            <text:p>927105</text:p>
          </table:table-cell>
          <table:table-cell office:value-type="float" office:value="927616" calcext:value-type="float">
            <text:p>92761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gative (1)</text:p>
          </table:table-cell>
          <table:table-cell office:value-type="string" calcext:value-type="string">
            <text:p><text:span text:style-name="T1">Negative</text:span> (2)</text:p>
          </table:table-cell>
          <table:table-cell office:value-type="string" calcext:value-type="string">
            <text:p>Gray (1)</text:p>
          </table:table-cell>
          <table:table-cell office:value-type="string" calcext:value-type="string">
            <text:p>Gray (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color</text:p>
          </table:table-cell>
          <table:table-cell office:value-type="float" office:value="68498" calcext:value-type="float">
            <text:p>68498</text:p>
          </table:table-cell>
          <table:table-cell office:value-type="float" office:value="26536" calcext:value-type="float">
            <text:p>26536</text:p>
          </table:table-cell>
          <table:table-cell office:value-type="float" office:value="68523" calcext:value-type="float">
            <text:p>68523</text:p>
          </table:table-cell>
          <table:table-cell office:value-type="float" office:value="17893" calcext:value-type="float">
            <text:p>178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29600" calcext:value-type="float">
            <text:p>129600</text:p>
          </table:table-cell>
          <table:table-cell office:value-type="float" office:value="54903" calcext:value-type="float">
            <text:p>54903</text:p>
          </table:table-cell>
          <table:table-cell office:value-type="float" office:value="267884" calcext:value-type="float">
            <text:p>267884</text:p>
          </table:table-cell>
          <table:table-cell office:value-type="float" office:value="76330" calcext:value-type="float">
            <text:p>76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na</text:p>
          </table:table-cell>
          <table:table-cell office:value-type="float" office:value="87319" calcext:value-type="float">
            <text:p>87319</text:p>
          </table:table-cell>
          <table:table-cell office:value-type="float" office:value="29314" calcext:value-type="float">
            <text:p>2931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Temps en microsecondes</text:p>
          </table:table-cell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11:16:25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0-01-08T16:08:25.029000000</dc:date>
    <meta:editing-duration>PT4H1M5S</meta:editing-duration>
    <meta:editing-cycles>30</meta:editing-cycles>
    <meta:document-statistic meta:table-count="1" meta:cell-count="131" meta:object-count="0"/>
  </office:meta>
</office:document-meta>
</file>